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style:font-name="Times New Roman" fo:font-size="14pt" fo:font-weight="bold" style:font-size-asian="12pt" style:font-weight-asian="bold" style:font-size-complex="12pt"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style:text-position="0% 100%" style:font-name="Times New Roman" fo:font-size="12pt" fo:font-weight="normal" style:font-size-asian="12pt" style:font-weight-asian="normal" style:font-size-complex="12pt" style:font-weight-complex="normal"/>
    </style:style>
    <style:style style:name="P8" style:family="paragraph" style:parent-style-name="Standard">
      <style:text-properties style:text-position="0% 100%" style:font-name="Times New Roman" fo:font-size="12pt" fo:font-weight="bold" style:font-size-asian="12pt" style:font-weight-asian="bold" style:font-size-complex="12pt" style:font-weight-complex="bold"/>
    </style:style>
    <style:style style:name="P9" style:family="paragraph" style:parent-style-name="Standard">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text-properties style:font-name="Times New Roman" fo:font-size="12pt" fo:font-weight="normal" style:font-size-asian="12pt" style:font-weight-asian="normal" style:font-size-complex="12pt" style:font-weight-complex="normal"/>
    </style:style>
    <style:style style:name="P11" style:family="paragraph" style:parent-style-name="Standard" style:list-style-name="L2">
      <style:text-properties style:font-name="Times New Roman" fo:font-size="12pt" fo:font-weight="normal" style:font-size-asian="12pt" style:font-weight-asian="normal" style:font-size-complex="12pt" style:font-weight-complex="normal"/>
    </style:style>
    <style:style style:name="P12" style:family="paragraph" style:parent-style-name="Standard" style:list-style-name="L3">
      <style:text-properties style:font-name="Times New Roman" fo:font-size="12pt" fo:font-weight="normal" style:font-size-asian="12pt" style:font-weight-asian="normal" style:font-size-complex="12pt" style:font-weight-complex="normal"/>
    </style:style>
    <style:style style:name="P13" style:family="paragraph" style:parent-style-name="Standard" style:list-style-name="L4">
      <style:text-properties style:font-name="Times New Roman" fo:font-size="12pt" fo:font-weight="normal" style:font-size-asian="12pt" style:font-weight-asian="normal" style:font-size-complex="12pt" style:font-weight-complex="normal"/>
    </style:style>
    <style:style style:name="P14" style:family="paragraph" style:parent-style-name="Standard" style:list-style-name="L5">
      <style:text-properties style:font-name="Times New Roman" fo:font-size="12pt" fo:font-weight="normal" style:font-size-asian="12pt" style:font-weight-asian="normal" style:font-size-complex="12pt" style:font-weight-complex="normal"/>
    </style:style>
    <style:style style:name="P15" style:family="paragraph" style:parent-style-name="Standard" style:list-style-name="L6">
      <style:text-properties style:font-name="Times New Roman" fo:font-size="12pt" fo:font-weight="normal" style:font-size-asian="12pt" style:font-weight-asian="normal" style:font-size-complex="12pt" style:font-weight-complex="normal"/>
    </style:style>
    <style:style style:name="P16" style:family="paragraph" style:parent-style-name="Standard" style:list-style-name="L7">
      <style:text-properties style:font-name="Times New Roman" fo:font-size="12pt" fo:font-weight="normal" style:font-size-asian="12pt" style:font-weight-asian="normal" style:font-size-complex="12pt" style:font-weight-complex="normal"/>
    </style:style>
    <style:style style:name="P17" style:family="paragraph" style:parent-style-name="Standard" style:list-style-name="L8">
      <style:text-properties style:font-name="Times New Roman" fo:font-size="12pt" fo:font-weight="normal" style:font-size-asian="12pt" style:font-weight-asian="normal" style:font-size-complex="12pt" style:font-weight-complex="normal"/>
    </style:style>
    <style:style style:name="P18" style:family="paragraph" style:parent-style-name="Standard" style:list-style-name="L9">
      <style:text-properties style:font-name="Times New Roman" fo:font-size="12pt" fo:font-weight="normal" style:font-size-asian="12pt" style:font-weight-asian="normal" style:font-size-complex="12pt" style:font-weight-complex="normal"/>
    </style:style>
    <style:style style:name="P19" style:family="paragraph" style:parent-style-name="Standard" style:list-style-name="L10">
      <style:text-properties style:font-name="Times New Roman" fo:font-size="12pt" fo:font-weight="normal" style:font-size-asian="12pt" style:font-weight-asian="normal" style:font-size-complex="12pt" style:font-weight-complex="normal"/>
    </style:style>
    <style:style style:name="P20" style:family="paragraph" style:parent-style-name="Standard" style:list-style-name="L11">
      <style:text-properties style:font-name="Times New Roman" fo:font-size="12pt" fo:font-weight="normal" style:font-size-asian="12pt" style:font-weight-asian="normal" style:font-size-complex="12pt" style:font-weight-complex="normal"/>
    </style:style>
    <style:style style:name="P21" style:family="paragraph" style:parent-style-name="Standard" style:list-style-name="L12">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10"/>
    <style:style style:name="P23" style:family="paragraph" style:parent-style-name="Standard" style:list-style-name="L12">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13">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list-style-name="L13">
      <style:text-properties style:text-position="0% 100%" style:font-name="Times New Roman"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Times New Roman" fo:font-size="12pt" fo:font-weight="normal" officeooo:rsid="001d2535" style:font-size-asian="12pt" style:font-weight-asian="normal" style:font-size-complex="12pt" style:font-weight-complex="normal"/>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text-position="super 58%"/>
    </style:style>
    <style:style style:name="T6" style:family="text">
      <style:text-properties style:text-position="0% 100%"/>
    </style:style>
    <style:style style:name="T7" style:family="text">
      <style:text-properties style:text-position="0% 100%" style:font-name="Times New Roman" fo:font-size="12pt" style:font-size-asian="12pt" style:font-size-complex="12pt"/>
    </style:style>
    <style:style style:name="T8" style:family="text">
      <style:text-properties style:text-position="0% 100%" style:font-name="Times New Roman" fo:font-size="12pt" fo:font-weight="bold" style:font-size-asian="12pt" style:font-weight-asian="bold" style:font-size-complex="12pt" style:font-weight-complex="bold"/>
    </style:style>
    <style:style style:name="T9" style:family="text">
      <style:text-properties style:text-position="0% 100%" fo:font-style="italic" style:font-style-asian="italic" style:font-style-complex="italic"/>
    </style:style>
    <style:style style:name="T10" style:family="text">
      <style:text-properties officeooo:rsid="001b83cd"/>
    </style:style>
    <style:style style:name="T11" style:family="text">
      <style:text-properties officeooo:rsid="001c5952"/>
    </style:style>
    <style:style style:name="T12" style:family="text">
      <style:text-properties officeooo:rsid="001d5ae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irtual Memory</text:p>
      <text:p text:style-name="P1"/>
      <text:p text:style-name="P2">Address space of a program</text:p>
      <text:p text:style-name="P1">Address space of a program refers to the range of addresses occupied by the program.</text:p>
      <text:p text:style-name="P1"/>
      <text:p text:style-name="P2">Physical address</text:p>
      <text:p text:style-name="P1">Refers to an address in main memory.</text:p>
      <text:p text:style-name="P1"/>
      <text:p text:style-name="P2">Virtual address</text:p>
      <text:p text:style-name="P1">An address that corresponds to a location in virtual space and is translated by address mapping <text:span text:style-name="T10">hardware </text:span>to a physical address when memory at that address is accessed.</text:p>
      <text:p text:style-name="P1"/>
      <text:p text:style-name="P2">Virtual memory of a program</text:p>
      <text:p text:style-name="P1">Is an imaginary, continuous, unbounded memory that an entire program can occupy. Having a larger(infinite) number of virtual pages than physical pages is the basis for this illusion.</text:p>
      <text:p text:style-name="P1"/>
      <text:p text:style-name="P2">Page</text:p>
      <text:p text:style-name="P1">A virtual memory block. The basic unit of the virtual memory of a program.</text:p>
      <text:p text:style-name="P1"/>
      <text:p text:style-name="P2">Frame</text:p>
      <text:p text:style-name="P3">A block of main memory into which a page of a program fits. Basic unit of transaction for a virtual memory system.</text:p>
      <text:p text:style-name="P1"/>
      <text:p text:style-name="P2">Page table of a process</text:p>
      <text:p text:style-name="P3">Is a table containing the translations of all virtual page addresses of the corresponding program to the physical page address. The table which is stored in memory, is typically indexed by the virtual page number; each entry in the table contains the physical page number for the virtual page if the page is currently in memory. For each translation present other information is represented by</text:p>
      <text:list xml:id="list1915591523" text:style-name="L1">
        <text:list-item>
          <text:p text:style-name="P10">Valid bit – Indicates if the indexed page is currently in memory in cases where demand paging is being used.</text:p>
        </text:list-item>
        <text:list-item>
          <text:p text:style-name="P10">Dirty bit – Indicates if the page has been written after being loaded onto a frame for the purposes of the write-back scheme.</text:p>
        </text:list-item>
      </text:list>
      <text:p text:style-name="P3"/>
      <text:p text:style-name="P2">Lock bit</text:p>
      <text:p text:style-name="P3">Associated with each frame. Indicates that the page contained in the frame cannot be a candidate for the global page replacement algorithm. This is necessary to</text:p>
      <text:list xml:id="list1629458708" text:style-name="L2">
        <text:list-item>
          <text:p text:style-name="P11">Prevent a newly swapped in page of a lower priority from being replaced to swap in a page of a higher priority process thus preventing the wastage of effort in the initial swapping in.</text:p>
        </text:list-item>
        <text:list-item>
          <text:p text:style-name="P11">Lock in the kernel image into memory as many OS cannot tolerate a page-fault.</text:p>
        </text:list-item>
        <text:list-item>
          <text:p text:style-name="P11">Ensure that scheduled IO from IO controllers do not go haywire because of page replacement.</text:p>
        </text:list-item>
      </text:list>
      <text:p text:style-name="P1"><text:s/></text:p>
      <text:p text:style-name="P2">Historical motivations for virtual memory systems</text:p>
      <text:list xml:id="list1336036418" text:style-name="L3">
        <text:list-item>
          <text:p text:style-name="P12">To allow efficient and <text:span text:style-name="T1">safe</text:span> sharing of memory among multiple programs in a multiprogramming environment. This includes</text:p>
          <text:list>
            <text:list-item>
              <text:p text:style-name="P12">Sharing of memory</text:p>
            </text:list-item>
            <text:list-item>
              <text:p text:style-name="P12">Sharing of address space with one another</text:p>
            </text:list-item>
            <text:list-item>
              <text:p text:style-name="P12">This implies protection</text:p>
            </text:list-item>
          </text:list>
        </text:list-item>
        <text:list-item>
          <text:p text:style-name="P12">To remove programming burdens of a small, limited amount of main memory</text:p>
          <text:list>
            <text:list-item>
              <text:p text:style-name="P12">Formerly, if a program became too large for memory, it was up <text:span text:style-name="T10">to </text:span>the programmer to make it fit. Programmers divided programs into pieces and then identified the pieces that <text:soft-page-break/>were mutually exclusive. These pieces, called overlays, were loaded or unloaded under user program control(like a function call to load or unload) during execution, with the programmer ensuring that the program never tried to access an overlay that was not loaded and that the overlays never exceeded the total available size in memory.</text:p>
            </text:list-item>
          </text:list>
        </text:list-item>
      </text:list>
      <text:p text:style-name="P3"/>
      <text:p text:style-name="P2">Basic mechanism of virtual memory systems</text:p>
      <text:list xml:id="list1255437241" text:style-name="L4">
        <text:list-item>
          <text:p text:style-name="P13">Processors generate virtual addresses.</text:p>
        </text:list-item>
        <text:list-item>
          <text:p text:style-name="P13">Virtual memory system(A combination of hardware and software) translate these to physical addresses, which in turn can be used to access memory.</text:p>
          <text:list>
            <text:list-item>
              <text:p text:style-name="P13">The virtual memory system extracts the virtual page number in the virtual address and translates it to a frame number.</text:p>
            </text:list-item>
            <text:list-item>
              <text:p text:style-name="P13">It then extracts the page offset part to zero in on the exact physical address.</text:p>
            </text:list-item>
          </text:list>
        </text:list-item>
      </text:list>
      <text:p text:style-name="P2"/>
      <text:p text:style-name="P2">How is protection achieved through the above address-translation?</text:p>
      <text:p text:style-name="P3">A violation occurs if a program accesses the address-space of another process without requisite permission. There might be two cases</text:p>
      <text:list xml:id="list2120535005" text:style-name="L5">
        <text:list-item>
          <text:p text:style-name="P14">Assume that the processes have mutually disjoint address spaces</text:p>
          <text:list>
            <text:list-item>
              <text:p text:style-name="P14">Suppose a rogue program has a reference to the address-space of another program; the processor, while execution of <text:span text:style-name="T10">t</text:span>his rogue will generate a reference using this virtual address. The virtual memory system only knows to translate virtual addresses of this process and hence flags this as an invalid access.</text:p>
            </text:list-item>
          </text:list>
        </text:list-item>
        <text:list-item>
          <text:p text:style-name="P14">Assume that the processes use the same addresses</text:p>
          <text:list>
            <text:list-item>
              <text:p text:style-name="P14">A rogue program in this case can never contain a reference to the address-space of another process as any reference is mapped to some location in its address-space or is invalid(if this address-space of another process is bigger than the address-space of the current process and the refer<text:span text:style-name="T10">e</text:span>nce is to an address in the bigger part of the other process)</text:p>
            </text:list-item>
          </text:list>
        </text:list-item>
      </text:list>
      <text:p text:style-name="P3"/>
      <text:p text:style-name="P2">How do process share their address-space with each other?</text:p>
      <text:list xml:id="list408239055" text:style-name="L6">
        <text:list-item>
          <text:p text:style-name="P15">With the help of the operating system</text:p>
        </text:list-item>
        <text:list-item>
          <text:p text:style-name="P15">A process requiring access of another processes address-space asks for the OS to prepare and append suitable mappings in its page tables. The OS does so subject to the process having suitable permissions.(Maybe these <text:span text:style-name="T10">permissions</text:span> are specified in a shared memory construct)</text:p>
        </text:list-item>
        <text:list-item>
          <text:p text:style-name="P15">If the access is read-only the translation entry prepared by the OS for the requesting process will have the write-access bit not set.</text:p>
        </text:list-item>
      </text:list>
      <text:p text:style-name="P3"/>
      <text:p text:style-name="P2">Why is there a different page table for each process?</text:p>
      <text:list xml:id="list2002326220" text:style-name="L7">
        <text:list-item>
          <text:p text:style-name="P16">Different processes use the same virtual addresses</text:p>
        </text:list-item>
        <text:list-item>
          <text:p text:style-name="P16">This also helps implement protection as explained before.</text:p>
        </text:list-item>
      </text:list>
      <text:p text:style-name="P3"/>
      <text:p text:style-name="P2">How are virtual addresses originally assigned?</text:p>
      <text:p text:style-name="P3">By the compiler. These virtual addresses are just contiguous addresses possibly starting from zero.</text:p>
      <text:p text:style-name="P3"/>
      <text:p text:style-name="P2">How is the page table of the process initially populated?</text:p>
      <text:p text:style-name="P3">It is populated by the loader(part of the operating system) when it loads the program into memory. The loader reads the object file, identifies the start of the virtual pages, extracts them and populates the page table with <text:s/>corresponding &lt;virtual-page-number, frame number&gt; mappings based on where it loads the pages.</text:p>
      <text:p text:style-name="P3"/>
      <text:p text:style-name="P2">How does the use of virtual memory concepts simplify the loading of a program?</text:p>
      <text:p text:style-name="P3">The loader does not have to find the required contiguous blocks of memory. Instead it just has to <text:soft-page-break/>find if there are sufficient number of free frames.</text:p>
      <text:p text:style-name="P3"/>
      <text:p text:style-name="P2">How is the page table of the process in memory located?</text:p>
      <text:p text:style-name="P3">The processor hardware includes a register that points to the start of the page table. This table is called the <text:span text:style-name="T1">page table register</text:span>. This register is a part of the state of the program.</text:p>
      <text:p text:style-name="P3"/>
      <text:p text:style-name="P2">Page-fault</text:p>
      <text:p text:style-name="P3">Is the non availability of a page in a memory frame when a reference seeks a particular word in that page. This is indicated by the valid bit of the corresponding entry in the page table of the process being off.</text:p>
      <text:p text:style-name="P3"/>
      <text:p text:style-name="P2">Demand paging / Pure demand paging</text:p>
      <text:list xml:id="list1193646707" text:style-name="L8">
        <text:list-item>
          <text:p text:style-name="P17">Demand paging is the loading of pages into memory only as they are needed instead of initially loading all the pages of a process.</text:p>
        </text:list-item>
        <text:list-item>
          <text:p text:style-name="P17">It is this technique in a virtual memory system that makes it possible for processes to be larger than the physical memory.</text:p>
        </text:list-item>
        <text:list-item>
          <text:p text:style-name="P17">A crucial requirement for demand paging is the ability to restart an instruction after a page fault.</text:p>
        </text:list-item>
      </text:list>
      <text:p text:style-name="P3"/>
      <text:p text:style-name="P2">What happens when a page fault occurs?</text:p>
      <text:list xml:id="list383700984" text:style-name="L9">
        <text:list-item>
          <text:p text:style-name="P18">An exception is raised by the virtual memory system(hardware).</text:p>
        </text:list-item>
        <text:list-item>
          <text:p text:style-name="P18">Handling of this exception entails(by the operating system, a part of the virtual memory system) <text:span text:style-name="T11">the following steps</text:span></text:p>
          <text:list>
            <text:list-item>
              <text:p text:style-name="P18">Save process state</text:p>
            </text:list-item>
            <text:list-item>
              <text:p text:style-name="P18">Associated with each process is either</text:p>
              <text:list>
                <text:list-item>
                  <text:p text:style-name="P18">A list of valid virtual addresses in case of <text:span text:style-name="T11">non-contiguous</text:span> use of virtual address space</text:p>
                </text:list-item>
                <text:list-item>
                  <text:p text:style-name="P18">Limit-registers in case of contiguous use of virtual address-space. </text:p>
                  <text:p text:style-name="P18">stored in the PCB of the process. The validity of the address is checked.</text:p>
                </text:list-item>
              </text:list>
            </text:list-item>
            <text:list-item>
              <text:p text:style-name="P18">If the address is valid, locate the page on the magnetic disk and read in the page.</text:p>
              <text:list>
                <text:list-item>
                  <text:p text:style-name="P18">Relinquish CPU until an IO interrupt occurs indicating that the read is completed</text:p>
                </text:list-item>
              </text:list>
            </text:list-item>
            <text:list-item>
              <text:p text:style-name="P18">Decid<text:span text:style-name="T11">e</text:span> where(which frame) to place the requested page in main memory</text:p>
            </text:list-item>
            <text:list-item>
              <text:p text:style-name="P18">Load the page onto the decided frame.</text:p>
            </text:list-item>
            <text:list-item>
              <text:p text:style-name="P18">Updat<text:span text:style-name="T11">e</text:span> the address list in the PCB and the page table to indicate that the page is now in memory</text:p>
            </text:list-item>
            <text:list-item>
              <text:p text:style-name="P18">Restart the instruction which was interrupted by the trap to the OS.</text:p>
            </text:list-item>
          </text:list>
        </text:list-item>
      </text:list>
      <text:p text:style-name="P3"/>
      <text:p text:style-name="P2">How is the page on the disk located?</text:p>
      <text:list xml:id="list1451150843" text:style-name="L10">
        <text:list-item>
          <text:p text:style-name="P22"><text:span text:style-name="T2">When a process is initially run, the operating system(loader mainly) pagifies its address-space and loads them on to the memory. When there aren't sufficient frames to load all available pages, the remaining pages are stored in an area of disk called the </text:span><text:span text:style-name="T4">swap space</text:span><text:span text:style-name="T2">. Pages of a process are </text:span><text:span text:style-name="T3">also </text:span><text:span text:style-name="T2">stored back in the swap space when frames in memory are to be freed up for the page of some other process too.</text:span></text:p>
        </text:list-item>
        <text:list-item>
          <text:p text:style-name="P19">So locating a page on the disk is locating a page on the swap space. All pages in the swap space also have their addresses mapped to their respective virtual addresses in </text:p>
          <text:list>
            <text:list-item>
              <text:p text:style-name="P19">A separate table similar to a page table or</text:p>
            </text:list-item>
            <text:list-item>
              <text:p text:style-name="P19">The page table itself. The page table in such a organization would thus map virtual page numbers to </text:p>
              <text:list>
                <text:list-item>
                  <text:p text:style-name="P19">Physical frame numbers if the page is present in memory(valid bit is on) or to</text:p>
                </text:list-item>
                <text:list-item>
                  <text:p text:style-name="P19">Disk addresses in the swap space(valid bit is off)</text:p>
                </text:list-item>
              </text:list>
            </text:list-item>
          </text:list>
        </text:list-item>
      </text:list>
      <text:p text:style-name="P3"/>
      <text:p text:style-name="P2"><text:soft-page-break/>Why are pages of process stored in a specially formatted partition(swap space) instead of a regular partition with a regular file system?</text:p>
      <text:p text:style-name="P3">The swap space is a special partition in the disk that is so designed to offer the maximum bandwidth suitable for transfers of pages. Swap space is designed for the sole purpose of storing and transferring pages and nothing else(not for random access of a file, attribute query etc). This being the case pages are swapped in and out at a higher bandwidth than if them had to be swapped in and out of normal partitions which are designed for other purposes as well</text:p>
      <text:p text:style-name="P3"/>
      <text:p text:style-name="P2">Why are page tables stored in the kernel space?</text:p>
      <text:p text:style-name="P3">Else a rogue process may easily change the mapping of its table to access the address-space of another process. This is the same reason why the page table pointer and TLB are also read-only for a user process.</text:p>
      <text:p text:style-name="P3"/>
      <text:p text:style-name="P2">What all does the virtual memory system consist of?</text:p>
      <text:list xml:id="list1789315130" text:style-name="L11">
        <text:list-item>
          <text:p text:style-name="P20">TLB</text:p>
        </text:list-item>
        <text:list-item>
          <text:p text:style-name="P20">TLB control circuitry – memory management unit</text:p>
        </text:list-item>
        <text:list-item>
          <text:p text:style-name="P20">Page table register</text:p>
        </text:list-item>
        <text:list-item>
          <text:p text:style-name="P20">OS code to handle page fault</text:p>
        </text:list-item>
        <text:list-item>
          <text:p text:style-name="P20">OS code to replace page.</text:p>
        </text:list-item>
      </text:list>
      <text:p text:style-name="P3"/>
      <text:p text:style-name="P2">Why is page-size a power of 2?</text:p>
      <text:p text:style-name="P3">As, the logical address-space of a process is a power of 2, say 2<text:span text:style-name="T5">n</text:span><text:span text:style-name="T6">, the page-size being a power of two, say 2</text:span><text:span text:style-name="T5">m</text:span><text:span text:style-name="T6">, <text:s/>is convenient for the </text:span><text:span text:style-name="T9">n-m</text:span><text:span text:style-name="T6"> bits of the logical address to address the page and the lower </text:span><text:span text:style-name="T9">m</text:span><text:span text:style-name="T6"> bits to represent the page offset.</text:span></text:p>
      <text:p text:style-name="P7"/>
      <text:p text:style-name="P8">Is there a change in the the users view of memory due to the non-contiguous way in which the logical address-space of a process is allocated?</text:p>
      <text:p text:style-name="P7">No. To the programmer the memory layout of the process is still contiguous as the operating system handles the inner intricacies.</text:p>
      <text:p text:style-name="P7"/>
      <text:p text:style-name="P8">Page table length register</text:p>
      <text:p text:style-name="P6"><text:span text:style-name="T7">Typically, most programs aren't big enough to occupy the entire logical address-space. If such programs use the logical address-space in a </text:span><text:span text:style-name="T8">non-sparse(i.e., contiguous)</text:span><text:span text:style-name="T7"> fashion it would be a waste to have page tables with entries for every page in the address range as most entries would be present only to indicate the invalidness of addresses in that page. </text:span></text:p>
      <text:p text:style-name="P6"><text:span text:style-name="T7">In such cases the page table can contain only entries for valid pages with the page table length </text:span><text:span text:style-name="T7">register indicating the length of the page table. Before the translation an address is checked with this to check if it in the valid range.</text:span></text:p>
      <text:p text:style-name="P7"/>
      <text:p text:style-name="P8">If the code for the an application is shared between two process what must be its necessary characteristic?</text:p>
      <text:p text:style-name="P7">It must be reentrant.</text:p>
      <text:p text:style-name="P7"/>
      <text:p text:style-name="P4">Copy-on-write</text:p>
      <text:list xml:id="list934344912" text:style-name="L12">
        <text:list-item>
          <text:p text:style-name="P21">Is a technique using which the number of page creations for a new process is minimized</text:p>
        </text:list-item>
        <text:list-item>
          <text:p text:style-name="P21">Upon a fork, a child process continues to use the pages of the parent(marked as copy-on-write pages) by suitable mappings in its page tables, creating copies of the pages only when a modification is attempted.</text:p>
        </text:list-item>
        <text:list-item>
          <text:p text:style-name="P23">Thus all unmodified pages can be shared by the parent and child processes.</text:p>
        </text:list-item>
        <text:list-item>
          <text:p text:style-name="P23">Hardware support - On each memory <text:span text:style-name="T12">write</text:span>, the page table needs to be consulted to check whether the page is write-protected. If it is indeed write-protected, a trap would occur and the operating system could resolve the issue. </text:p>
        </text:list-item>
      </text:list>
      <text:p text:style-name="P9"><text:soft-page-break/></text:p>
      <text:p text:style-name="P8">Internal Fragmentation</text:p>
      <text:list xml:id="list185575220" text:style-name="L13">
        <text:list-item>
          <text:p text:style-name="P25">Internal fragmentation occurs as the address-space of a process is not always an exact multiple of the page-size and hence can't be exactly divided to an integral number of pages. The last page may, in these instances not be fully occupied</text:p>
        </text:list-item>
        <text:list-item>
          <text:p text:style-name="P25">In the worst case, a process would need n pages plus 1 byte. It would be allocates n + 1 frames, resulting in internal fragmentation of almost an entire frame.</text:p>
        </text:list-item>
        <text:list-item>
          <text:p text:style-name="P25">On an average, the internal fragmentation is about one half of a frame per process.</text:p>
        </text:list-item>
        <text:list-item>
          <text:p text:style-name="P24">As a result, from an internal-fragmentation point of view, smaller page sizes are desirable. However smaller page sizes mean bigger page-tables and inefficient data transfer from the disk(the amount of data transferred does not compensate the seek and rotational latency of the di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10-31T11:58:02</meta:creation-date>
    <dc:date>2012-11-25T19:16:50</dc:date>
    <dc:creator>Kempa </dc:creator>
    <meta:editing-duration>P2DT15H20M39S</meta:editing-duration>
    <meta:editing-cycles>144</meta:editing-cycles>
    <meta:generator>LibreOffice/3.6$Linux_x86 LibreOffice_project/360m1$Build-2</meta:generator>
    <meta:document-statistic meta:table-count="0" meta:image-count="0" meta:object-count="0" meta:page-count="5" meta:paragraph-count="112" meta:word-count="2101" meta:character-count="11984" meta:non-whitespace-character-count="10045"/>
  </office:meta>
</office:document-meta>
</file>